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Reader.readInt( final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Reader.getItem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Reader.readBootstrapMethodsAttribute( final int maxString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lassReader.readParameterAnnotations( final MethodVisitor methodVisitor , final Context context , final int runtimeParameterAnnotationsOffset , final boolean visi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lassReader.readTypeAnnotations( final MethodVisitor methodVisitor , final Context context , final int runtimeTypeAnnotationsOffset , final boolean visible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24">
            <text:p text:style-name="Table_20_Contents">24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ClassReader.getTypeAnnotationBytecodeOffset( final int [ ] typeAnnotationOffsets , final int typeAnnotation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Reader.readTypeAnnotationTarget( final Context context , final int typeAnnotationOffset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4">
            <text:p text:style-name="Table_20_Contents">24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ClassReader.accept( final ClassVisitor classVisitor , final int parsing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Reader.getItem( final int constantPoolEntry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Reader.computeBufferSize( final InputStream input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Reader.readUtf( final int utfOffset , final int utfLength , final char [ ] charBuff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lassReader.readUtf( final int constantPoolEntryIndex , final char [ ] charBuff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Reader.readConst( final int constantPoolEntryIndex , final char [ ] charBuff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lassReader.ClassReader( final byte [ ] classFileBuffer , final int classFileOffset , final boolean checkClassVersion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ClassReader.computeImplicitFrame( final Context contex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3">
            <text:p text:style-name="Table_20_Contents">23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ClassReader.readUTF8( final int offset , final char [ ] charBuff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Reader.readByte( final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Reader.readModuleAttributes( final ClassVisitor classVisitor , final Context context , final int moduleOffset , final int modulePackagesOffset , final String moduleMainClas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8">
            <text:p text:style-name="Table_20_Contents">48</text:p>
          </table:table-cell>
          <table:table-cell office:value-type="float" office:value="86">
            <text:p text:style-name="Table_20_Contents">86</text:p>
          </table:table-cell>
        </table:table-row>
        <table:table-row>
          <table:table-cell office:value-type="string">
            <text:p text:style-name="Table_20_Contents">ClassReader.readModule( final int offset , final char [ ] char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Reader.readLong( final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Reader.getSup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Reader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Reader.getInterfac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assReader.get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Reader.ClassReader( final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Reader.readAttribute( final Attribute [ ] attributePrototypes , final String type , final int offset , final int length , final char [ ] charBuffer , final int codeAttributeOffset , final Label [ ] labe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Reader.readElementValues( final AnnotationVisitor annotationVisitor , final int annotationOffset , final boolean named , final char [ ] charBuff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lassReader.createLabel( final int bytecodeOffset , final Label [ ] lab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Reader.getFirstAttributeOffse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lassReader.readStringish( final int offset , final char [ ] char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Reader.readClass( final int offset , final char [ ] char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Reader.readCode( final MethodVisitor methodVisitor , final Context context , final int codeOffset )</text:p>
          </table:table-cell>
          <table:table-cell office:value-type="float" office:value="532">
            <text:p text:style-name="Table_20_Contents">532</text:p>
          </table:table-cell>
          <table:table-cell office:value-type="float" office:value="296">
            <text:p text:style-name="Table_20_Contents">296</text:p>
          </table:table-cell>
          <table:table-cell office:value-type="float" office:value="977">
            <text:p text:style-name="Table_20_Contents">97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lassReader.getMaxString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Reader.readVerificationTypeInfo( final int verificationTypeInfoOffset , final Object [ ] frame , final int index , final char [ ] charBuffer , final Label [ ] label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lassReader.createDebugLabel( final int bytecodeOffset , final Label [ ] labe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Reader.ClassReader( final InputStream in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Reader.readRecordComponent( final ClassVisitor classVisitor , final Context context , final int recordComponentOffse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1">
            <text:p text:style-name="Table_20_Contents">31</text:p>
          </table:table-cell>
          <table:table-cell office:value-type="float" office:value="123">
            <text:p text:style-name="Table_20_Contents">123</text:p>
          </table:table-cell>
        </table:table-row>
        <table:table-row>
          <table:table-cell office:value-type="string">
            <text:p text:style-name="Table_20_Contents">ClassReader.accept( final ClassVisitor classVisitor , final Attribute [ ] attributePrototypes , final int parsingOptions )</text:p>
          </table:table-cell>
          <table:table-cell office:value-type="float" office:value="50">
            <text:p text:style-name="Table_20_Contents">50</text:p>
          </table:table-cell>
          <table:table-cell office:value-type="float" office:value="83">
            <text:p text:style-name="Table_20_Contents">83</text:p>
          </table:table-cell>
          <table:table-cell office:value-type="float" office:value="234">
            <text:p text:style-name="Table_20_Contents">234</text:p>
          </table:table-cell>
        </table:table-row>
        <table:table-row>
          <table:table-cell office:value-type="string">
            <text:p text:style-name="Table_20_Contents">ClassReader.readField( final ClassVisitor classVisitor , final Context context , final int fieldInfoOffset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5">
            <text:p text:style-name="Table_20_Contents">35</text:p>
          </table:table-cell>
          <table:table-cell office:value-type="float" office:value="132">
            <text:p text:style-name="Table_20_Contents">132</text:p>
          </table:table-cell>
        </table:table-row>
        <table:table-row>
          <table:table-cell office:value-type="string">
            <text:p text:style-name="Table_20_Contents">ClassReader.ClassReader( final byte [ ] class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Reader.readPackage( final int offset , final char [ ] char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Reader.readStream( final InputStream inputStream , final boolean clo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lassReader.readUnsignedShort( final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Reader.readShort( final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Reader.ClassReader( final byte [ ] classFileBuffer , final int classFileOffset , final int classFile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Reader.readElementValue( final AnnotationVisitor annotationVisitor , final int elementValueOffset , final String elementName , final char [ ] charBuffer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57">
            <text:p text:style-name="Table_20_Contents">57</text:p>
          </table:table-cell>
          <table:table-cell office:value-type="float" office:value="163">
            <text:p text:style-name="Table_20_Contents">163</text:p>
          </table:table-cell>
        </table:table-row>
        <table:table-row>
          <table:table-cell office:value-type="string">
            <text:p text:style-name="Table_20_Contents">ClassReader.readConstantDynamic( final int constantPoolEntryIndex , final char [ ] charBuff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lassReader.readMethod( final ClassVisitor classVisitor , final Context context , final int methodInfoOffset )</text:p>
          </table:table-cell>
          <table:table-cell office:value-type="float" office:value="38">
            <text:p text:style-name="Table_20_Contents">38</text:p>
          </table:table-cell>
          <table:table-cell office:value-type="float" office:value="59">
            <text:p text:style-name="Table_20_Contents">59</text:p>
          </table:table-cell>
          <table:table-cell office:value-type="float" office:value="207">
            <text:p text:style-name="Table_20_Contents">207</text:p>
          </table:table-cell>
        </table:table-row>
        <table:table-row>
          <table:table-cell office:value-type="string">
            <text:p text:style-name="Table_20_Contents">ClassReader.readStackMapFrame( final int stackMapFrameOffset , final boolean compressed , final boolean expand , final Context contex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0">
            <text:p text:style-name="Table_20_Contents">30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ClassReader.readLabel( final int bytecodeOffset , final Label [ ] labe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